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2L Robot Lesson Plan</text:p>
      <text:p text:style-name="Standard"/>
      <text:p text:style-name="P4">Engage:</text:p>
      <text:p text:style-name="Standard"><text:tab/>-per-evaluation</text:p>
      <text:p text:style-name="Standard"><text:tab/>-Connect to Wall-E then also to assembly line arms that are 'larger versions' of the arm in-front of them.</text:p>
      <text:p text:style-name="Standard"><text:tab/>-Background knowledge:</text:p>
      <text:p text:style-name="Standard"><text:tab/><text:tab/>-Explain what a robot does.</text:p>
      <text:p text:style-name="Standard"><text:tab/><text:tab/><text:tab/>-Senses reality and makes a decision</text:p>
      <text:p text:style-name="Standard"><text:tab/><text:tab/><text:tab/>-Discuss binary thinking?</text:p>
      <text:p text:style-name="Standard"><text:tab/><text:tab/><text:tab/>-Discuss robot learning?</text:p>
      <text:p text:style-name="Standard"><text:tab/><text:tab/><text:tab/>-How in depth is this robot discussion really?</text:p>
      <text:p text:style-name="P4">Exploration:</text:p>
      <text:p text:style-name="Standard"><text:tab/>-let kids play with the robot to get it to move with the controller</text:p>
      <text:p text:style-name="Standard"><text:tab/>-Discuss the vocabulary of the robot</text:p>
      <text:p text:style-name="Standard"><text:tab/><text:tab/>-This button turns the robot on / off</text:p>
      <text:p text:style-name="Standard"><text:tab/><text:tab/>-This button opens the jaw closed / open</text:p>
      <text:p text:style-name="Standard"><text:tab/><text:tab/>-This button makes the robot arm move up / down</text:p>
      <text:p text:style-name="Standard"><text:tab/><text:tab/>-This joystick makes the base move right / left and the arm go forward and backward.</text:p>
      <text:p text:style-name="Standard"><text:tab/><text:tab/></text:p>
      <text:p text:style-name="Standard"><text:tab/><text:tab/>-Vocabulary of the robot should be clear, so when the programs are being used, everyone is using the same references and format.</text:p>
      <text:p text:style-name="Standard"><text:tab/></text:p>
      <text:p text:style-name="P4">Explanation:</text:p>
      <text:list xml:id="list2041883398" text:style-name="L1">
        <text:list-item>
          <text:list>
            <text:list-item>
              <text:p text:style-name="P1">Explicit explanation of the modules</text:p>
              <text:list>
                <text:list-item>
                  <text:p text:style-name="P1">What are we learning?</text:p>
                </text:list-item>
                <text:list-item>
                  <text:p text:style-name="P1">Discussion on Engineering</text:p>
                  <text:list>
                    <text:list-item>
                      <text:p text:style-name="P1">How do robots play a part in what Engineers do?</text:p>
                    </text:list-item>
                    <text:list-item>
                      <text:p text:style-name="P1">What are some engineering jobs that involve robots?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-Do the first few modules together and discuss main ideas</text:p>
      <text:p text:style-name="Standard"><text:tab/>-Let students explore as a group</text:p>
      <text:p text:style-name="Standard"><text:tab/><text:tab/>-Students taking notes</text:p>
      <text:p text:style-name="Standard"><text:tab/><text:tab/><text:tab/>-Things observed</text:p>
      <text:p text:style-name="Standard"><text:tab/><text:tab/><text:tab/>-Mistakes that were made and how you fixed them.</text:p>
      <text:p text:style-name="Standard"/>
      <text:p text:style-name="P4">Elaboration:</text:p>
      <text:list xml:id="list1300335974" text:style-name="L2">
        <text:list-item>
          <text:list>
            <text:list-item>
              <text:p text:style-name="P2">Tying up explanations</text:p>
              <text:list>
                <text:list-item>
                  <text:p text:style-name="P2">what did we learn?</text:p>
                </text:list-item>
                <text:list-item>
                  <text:p text:style-name="P2">What was something you had questions on?</text:p>
                </text:list-item>
                <text:list-item>
                  <text:p text:style-name="P2">What robots are in your own life?</text:p>
                </text:list-item>
              </text:list>
            </text:list-item>
          </text:list>
        </text:list-item>
      </text:list>
      <text:p text:style-name="Standard"/>
      <text:p text:style-name="P4">Evaluation:</text:p>
      <text:list xml:id="list1430866619" text:style-name="L3">
        <text:list-item>
          <text:list>
            <text:list-item>
              <text:p text:style-name="P3">Give out post survey</text:p>
            </text:list-item>
            <text:list-item>
              <text:p text:style-name="P3">Possible ideas for evaluation:</text:p>
              <text:list>
                <text:list-item>
                  <text:p text:style-name="P3">Homework:</text:p>
                  <text:list>
                    <text:list-item>
                      <text:p text:style-name="P3">How would a robot do something that you do every day?</text:p>
                    </text:list-item>
                    <text:list-item>
                      <text:p text:style-name="P3">Create a small Scratch project, have parent sign that it was completed</text:p>
                    </text:list-item>
                    <text:list-item>
                      <text:p text:style-name="P3"><text:soft-page-break/>Brainstorm engineering jobs that you might be interested in doing</text:p>
                    </text:list-item>
                  </text:list>
                </text:list-item>
                <text:list-item>
                  <text:p text:style-name="P3">Give a short quiz on vocabulary mentioned in class</text:p>
                  <text:list>
                    <text:list-item>
                      <text:p text:style-name="P3">What is a robot?</text:p>
                    </text:list-item>
                    <text:list-item>
                      <text:p text:style-name="P3">What do engineers do?</text:p>
                    </text:list-item>
                    <text:list-item>
                      <text:p text:style-name="P3">Etc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6:14:00</meta:creation-date>
    <dc:date>2016-04-06T17:15:05</dc:date>
    <meta:editing-duration>PT15M5S</meta:editing-duration>
    <meta:editing-cycles>1</meta:editing-cycles>
    <meta:document-statistic meta:table-count="0" meta:image-count="0" meta:object-count="0" meta:page-count="2" meta:paragraph-count="47" meta:word-count="300" meta:character-count="1680" meta:non-whitespace-character-count="1402"/>
    <meta:generator>LibreOffice/3.5$Linux_X86_64 LibreOffice_project/350m1$Build-2</meta:generator>
  </office:meta>
</office:document-meta>
</file>